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fbdab" officeooo:paragraph-rsid="000fbdab" style:font-size-asian="12.25pt" style:font-size-complex="14pt"/>
    </style:style>
    <style:style style:name="P4" style:family="paragraph" style:parent-style-name="Standard">
      <style:text-properties fo:font-size="14pt" officeooo:rsid="000eeac2" officeooo:paragraph-rsid="000cad29" style:font-size-asian="12.25pt" style:font-size-complex="14pt"/>
    </style:style>
    <style:style style:name="P5" style:family="paragraph" style:parent-style-name="Standard">
      <style:text-properties fo:font-size="14pt" officeooo:rsid="00118566" officeooo:paragraph-rsid="00118566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 branch</text:p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5">12345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22T14:43:22.942251776</dc:date>
    <meta:editing-duration>PT4M4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3" meta:character-count="105" meta:non-whitespace-character-count="96"/>
  </office:meta>
</office:document-meta>
</file>